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enlo" svg:font-family="Menlo" style:font-family-generic="modern" style:font-pitch="fixed"/>
    <style:font-face style:name="NSimSun1" svg:font-family="NSimSun" style:font-family-generic="modern" style:font-pitch="fixed"/>
    <style:font-face style:name="Liberation Serif1" svg:font-family="'Liberation Serif'" style:font-family-generic="modern" style:font-pitch="variable"/>
    <style:font-face style:name="Menlo1" svg:font-family="Menl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er">
      <style:paragraph-properties fo:text-align="start" style:justify-single-word="false"/>
      <style:text-properties style:font-name="Liberation Sans" officeooo:rsid="0074ce20" officeooo:paragraph-rsid="0074ce20"/>
    </style:style>
    <style:style style:name="P2" style:family="paragraph" style:parent-style-name="Header">
      <style:paragraph-properties fo:text-align="end" style:justify-single-word="false"/>
      <style:text-properties style:font-name="Liberation Sans" officeooo:rsid="00142089" officeooo:paragraph-rsid="00142089"/>
    </style:style>
    <style:style style:name="P3" style:family="paragraph" style:parent-style-name="Footer">
      <style:paragraph-properties fo:text-align="center" style:justify-single-word="false"/>
      <style:text-properties officeooo:rsid="001c8ad4" officeooo:paragraph-rsid="001c8ad4"/>
    </style:style>
    <style:style style:name="P4" style:family="paragraph" style:parent-style-name="Text_20_body">
      <style:text-properties officeooo:rsid="00142089" officeooo:paragraph-rsid="00142089"/>
    </style:style>
    <style:style style:name="P5" style:family="paragraph" style:parent-style-name="Text_20_body">
      <style:text-properties style:font-name="Liberation Sans" fo:font-weight="normal" officeooo:rsid="00189274" officeooo:paragraph-rsid="0070bb04" style:font-weight-asian="normal" style:font-weight-complex="normal"/>
    </style:style>
    <style:style style:name="P6" style:family="paragraph" style:parent-style-name="Text_20_body">
      <style:text-properties style:font-name="Liberation Sans" fo:font-weight="normal" officeooo:rsid="0079bbbc" officeooo:paragraph-rsid="0079bbbc" style:font-weight-asian="normal" style:font-weight-complex="normal"/>
    </style:style>
    <style:style style:name="P7" style:family="paragraph" style:parent-style-name="Text_20_body">
      <style:text-properties style:font-name="Liberation Sans" fo:font-weight="normal" officeooo:rsid="0079e05c" officeooo:paragraph-rsid="0079e05c" style:font-weight-asian="normal" style:font-weight-complex="normal"/>
    </style:style>
    <style:style style:name="P8" style:family="paragraph" style:parent-style-name="Text_20_body">
      <style:text-properties style:font-name="Liberation Sans" fo:font-weight="bold" officeooo:rsid="00189274" officeooo:paragraph-rsid="0070bb04" style:font-weight-asian="bold" style:font-weight-complex="bold"/>
    </style:style>
    <style:style style:name="P9" style:family="paragraph" style:parent-style-name="Text_20_body">
      <style:text-properties style:font-name="Liberation Sans" fo:font-weight="bold" officeooo:rsid="0079e05c" officeooo:paragraph-rsid="0079e05c" style:font-weight-asian="bold" style:font-weight-complex="bold"/>
    </style:style>
    <style:style style:name="P10" style:family="paragraph" style:parent-style-name="Text_20_body">
      <style:text-properties officeooo:paragraph-rsid="0070bb04"/>
    </style:style>
    <style:style style:name="P11" style:family="paragraph" style:parent-style-name="Text_20_body">
      <style:text-properties officeooo:rsid="0079e05c" officeooo:paragraph-rsid="0079e05c"/>
    </style:style>
    <style:style style:name="P12" style:family="paragraph" style:parent-style-name="Title">
      <style:text-properties style:font-name="Liberation Sans" fo:font-size="28pt" fo:font-weight="bold" officeooo:rsid="0074ce20" officeooo:paragraph-rsid="0074ce20" style:font-name-asian="Microsoft YaHei" style:font-size-asian="28pt" style:font-weight-asian="bold" style:font-name-complex="Arial" style:font-size-complex="28pt" style:font-weight-complex="bold"/>
    </style:style>
    <style:style style:name="P13" style:family="paragraph" style:parent-style-name="Heading_20_2">
      <style:text-properties officeooo:paragraph-rsid="0071c3ef"/>
    </style:style>
    <style:style style:name="P14" style:family="paragraph" style:parent-style-name="Heading_20_2">
      <style:text-properties style:font-name="Liberation Sans" fo:font-size="16.1000003814697pt" fo:font-weight="bold" officeooo:rsid="0074ce20" style:font-name-asian="Microsoft YaHei" style:font-size-asian="16.1000003814697pt" style:font-weight-asian="bold" style:font-name-complex="Arial" style:font-size-complex="16.1000003814697pt" style:font-weight-complex="bold"/>
    </style:style>
    <style:style style:name="P15" style:family="paragraph" style:parent-style-name="Standard">
      <style:text-properties style:font-name="Liberation Sans" fo:font-weight="normal" officeooo:rsid="0070bb04" style:font-weight-asian="normal" style:font-weight-complex="normal"/>
    </style:style>
    <style:style style:name="P16" style:family="paragraph" style:parent-style-name="Text_20_body">
      <style:text-properties style:font-name="Liberation Sans" fo:font-size="12pt" fo:font-weight="normal" officeooo:rsid="0079e05c" officeooo:paragraph-rsid="0079e05c" style:font-name-asian="Microsoft YaHei" style:font-size-asian="12pt" style:font-weight-asian="normal" style:font-name-complex="Arial" style:font-size-complex="12pt" style:font-weight-complex="normal"/>
    </style:style>
    <style:style style:name="P17" style:family="paragraph" style:parent-style-name="Text_20_body" style:list-style-name="L4">
      <style:text-properties style:font-name="Liberation Sans" fo:font-size="12pt" fo:font-weight="normal" officeooo:rsid="007a9558" officeooo:paragraph-rsid="007a9558" style:font-name-asian="Microsoft YaHei" style:font-size-asian="12pt" style:font-weight-asian="normal" style:font-name-complex="Arial" style:font-size-complex="12pt" style:font-weight-complex="normal"/>
    </style:style>
    <style:style style:name="P18" style:family="paragraph" style:parent-style-name="Text_20_body" style:list-style-name="L4">
      <style:text-properties style:font-name="Liberation Sans" fo:font-size="12pt" fo:font-weight="normal" officeooo:rsid="007ba524" officeooo:paragraph-rsid="007ba524" style:font-name-asian="Microsoft YaHei" style:font-size-asian="12pt" style:font-weight-asian="normal" style:font-name-complex="Arial" style:font-size-complex="12pt" style:font-weight-complex="normal"/>
    </style:style>
    <style:style style:name="P19" style:family="paragraph" style:parent-style-name="Text_20_body" style:list-style-name="L4">
      <style:text-properties style:font-name="Liberation Sans" fo:font-size="12pt" fo:font-weight="normal" officeooo:rsid="007ba56b" officeooo:paragraph-rsid="007ba56b" style:font-name-asian="Microsoft YaHei" style:font-size-asian="12pt" style:font-weight-asian="normal" style:font-name-complex="Arial" style:font-size-complex="12pt" style:font-weight-complex="normal"/>
    </style:style>
    <style:style style:name="P20" style:family="paragraph" style:parent-style-name="Text_20_body">
      <style:text-properties style:font-name="Liberation Sans" fo:font-size="16.1000003814697pt" fo:font-weight="bold" officeooo:rsid="0074ce20" style:font-name-asian="Microsoft YaHei" style:font-size-asian="16.1000003814697pt" style:font-weight-asian="bold" style:font-name-complex="Arial" style:font-size-complex="16.1000003814697pt" style:font-weight-complex="bold"/>
    </style:style>
    <style:style style:name="P21" style:family="paragraph" style:parent-style-name="Text_20_body" style:list-style-name="L1">
      <style:text-properties style:font-name="Liberation Sans" style:text-underline-style="solid" style:text-underline-width="auto" style:text-underline-color="font-color" officeooo:rsid="00753731" officeooo:paragraph-rsid="007c926d"/>
    </style:style>
    <style:style style:name="P22" style:family="paragraph" style:parent-style-name="Text_20_body" style:list-style-name="L1">
      <style:text-properties style:font-name="Liberation Sans" style:text-underline-style="solid" style:text-underline-width="auto" style:text-underline-color="font-color" fo:font-weight="bold" officeooo:rsid="00189274" officeooo:paragraph-rsid="007c926d" style:font-weight-asian="bold" style:font-weight-complex="bold"/>
    </style:style>
    <style:style style:name="P23" style:family="paragraph" style:parent-style-name="Text_20_body" style:list-style-name="L1">
      <style:text-properties style:font-name="Liberation Sans" style:text-underline-style="solid" style:text-underline-width="auto" style:text-underline-color="font-color" fo:font-weight="normal" officeooo:rsid="00753731" officeooo:paragraph-rsid="00753731" style:font-weight-asian="normal" style:font-weight-complex="normal"/>
    </style:style>
    <style:style style:name="P24" style:family="paragraph" style:parent-style-name="Text_20_body" style:list-style-name="L1">
      <style:text-properties style:font-name="Liberation Sans" style:text-underline-style="solid" style:text-underline-width="auto" style:text-underline-color="font-color" officeooo:rsid="007c926d" officeooo:paragraph-rsid="007c926d"/>
    </style:style>
    <style:style style:name="P25" style:family="paragraph" style:parent-style-name="Text_20_body" style:list-style-name="L1">
      <style:text-properties style:font-name="Liberation Sans" style:text-underline-style="none" fo:font-weight="bold" officeooo:rsid="00753731" officeooo:paragraph-rsid="00753731" style:font-weight-asian="bold" style:font-weight-complex="bold"/>
    </style:style>
    <style:style style:name="P26" style:family="paragraph" style:parent-style-name="Text_20_body" style:list-style-name="L1">
      <style:text-properties style:font-name="Liberation Sans" style:text-underline-style="none" fo:font-weight="bold" officeooo:rsid="007650bb" officeooo:paragraph-rsid="007650bb" style:font-weight-asian="bold" style:font-weight-complex="bold"/>
    </style:style>
    <style:style style:name="P27" style:family="paragraph" style:parent-style-name="Text_20_body" style:list-style-name="L1">
      <style:text-properties style:font-name="Liberation Sans" style:text-underline-style="none" fo:font-weight="bold" officeooo:rsid="00768deb" officeooo:paragraph-rsid="00768deb" style:font-weight-asian="bold" style:font-weight-complex="bold"/>
    </style:style>
    <style:style style:name="P28" style:family="paragraph" style:parent-style-name="Text_20_body" style:list-style-name="L1">
      <style:text-properties style:font-name="Liberation Sans" style:text-underline-style="none" fo:font-weight="normal" officeooo:rsid="007650bb" officeooo:paragraph-rsid="007650bb" style:font-weight-asian="normal" style:font-weight-complex="normal"/>
    </style:style>
    <style:style style:name="P29" style:family="paragraph" style:parent-style-name="Text_20_body">
      <style:text-properties style:font-name="Liberation Sans" style:text-underline-style="none" fo:font-weight="normal" officeooo:rsid="007650bb" officeooo:paragraph-rsid="007650bb" style:font-weight-asian="normal" style:font-weight-complex="normal"/>
    </style:style>
    <style:style style:name="P30" style:family="paragraph" style:parent-style-name="Text_20_body" style:list-style-name="L1">
      <style:text-properties style:font-name="Liberation Sans" style:text-underline-style="none" fo:font-weight="normal" officeooo:rsid="00768deb" officeooo:paragraph-rsid="00768deb" style:font-weight-asian="normal" style:font-weight-complex="normal"/>
    </style:style>
    <style:style style:name="P31" style:family="paragraph" style:parent-style-name="Text_20_body">
      <style:text-properties style:font-name="Liberation Sans" style:text-underline-style="none" fo:font-weight="normal" officeooo:rsid="00768deb" officeooo:paragraph-rsid="00768deb" style:font-weight-asian="normal" style:font-weight-complex="normal"/>
    </style:style>
    <style:style style:name="P32" style:family="paragraph" style:parent-style-name="Text_20_body" style:list-style-name="L1">
      <style:text-properties style:font-name="Liberation Sans" fo:font-weight="bold" officeooo:rsid="0077ff36" officeooo:paragraph-rsid="0077ff36" style:font-weight-asian="bold" style:font-weight-complex="bold"/>
    </style:style>
    <style:style style:name="P33" style:family="paragraph" style:parent-style-name="Text_20_body">
      <style:text-properties style:font-name="Liberation Sans" fo:font-weight="bold" officeooo:rsid="00799a9e" officeooo:paragraph-rsid="0070bb04" style:font-weight-asian="bold" style:font-weight-complex="bold"/>
    </style:style>
    <style:style style:name="P34" style:family="paragraph" style:parent-style-name="Text_20_body">
      <style:text-properties style:font-name="Liberation Sans" fo:font-weight="bold" officeooo:rsid="00189274" officeooo:paragraph-rsid="0070bb04" style:font-weight-asian="bold" style:font-weight-complex="bold"/>
    </style:style>
    <style:style style:name="P35" style:family="paragraph" style:parent-style-name="Text_20_body" style:list-style-name="L1">
      <style:text-properties style:font-name="Liberation Sans" fo:font-weight="bold" officeooo:rsid="00189274" officeooo:paragraph-rsid="007c926d" style:font-weight-asian="bold" style:font-weight-complex="bold"/>
    </style:style>
    <style:style style:name="P36" style:family="paragraph" style:parent-style-name="Text_20_body" style:list-style-name="L1">
      <style:text-properties style:font-name="Liberation Sans" fo:font-weight="normal" officeooo:rsid="00189274" officeooo:paragraph-rsid="0077ff36" style:font-weight-asian="normal" style:font-weight-complex="normal"/>
    </style:style>
    <style:style style:name="P37" style:family="paragraph" style:parent-style-name="Text_20_body">
      <style:text-properties style:font-name="Liberation Sans" fo:font-weight="normal" officeooo:rsid="00189274" officeooo:paragraph-rsid="0070bb04" style:font-weight-asian="normal" style:font-weight-complex="normal"/>
    </style:style>
    <style:style style:name="P38" style:family="paragraph" style:parent-style-name="Text_20_body" style:list-style-name="L2">
      <style:text-properties style:font-name="Liberation Sans" fo:font-weight="normal" officeooo:rsid="00799a9e" officeooo:paragraph-rsid="00799a9e" style:font-weight-asian="normal" style:font-weight-complex="normal"/>
    </style:style>
    <style:style style:name="P39" style:family="paragraph" style:parent-style-name="Text_20_body" style:list-style-name="L3">
      <style:text-properties style:font-name="Liberation Sans" fo:font-weight="normal" officeooo:rsid="0079bbbc" officeooo:paragraph-rsid="0079bbbc" style:font-weight-asian="normal" style:font-weight-complex="normal"/>
    </style:style>
    <style:style style:name="P40" style:family="paragraph" style:parent-style-name="Text_20_body" style:list-style-name="L1">
      <style:text-properties style:font-name="Menlo" style:text-underline-style="solid" style:text-underline-width="auto" style:text-underline-color="font-color" fo:font-weight="normal" officeooo:rsid="007650bb" officeooo:paragraph-rsid="007650bb" style:font-weight-asian="normal" style:font-weight-complex="normal"/>
    </style:style>
    <style:style style:name="P41" style:family="paragraph" style:parent-style-name="Text_20_body" style:list-style-name="L1">
      <style:text-properties officeooo:rsid="00768deb" officeooo:paragraph-rsid="00768deb"/>
    </style:style>
    <style:style style:name="P42" style:family="paragraph" style:parent-style-name="Text_20_body" style:list-style-name="L1">
      <style:text-properties fo:font-weight="normal" officeooo:rsid="00768deb" officeooo:paragraph-rsid="00768deb" style:font-weight-asian="normal" style:font-weight-complex="normal"/>
    </style:style>
    <style:style style:name="P43" style:family="paragraph">
      <loext:graphic-properties draw:fill="gradient" draw:fill-color="#ffffff" draw:fill-gradient-name="Pastel_20_Bouquet"/>
      <style:paragraph-properties style:writing-mode="lr-tb"/>
      <style:text-properties style:font-name="Menlo"/>
    </style:style>
    <style:style style:name="T1" style:family="text">
      <style:text-properties officeooo:rsid="0074ce20"/>
    </style:style>
    <style:style style:name="T2" style:family="text">
      <style:text-properties fo:font-weight="bold" style:font-weight-asian="bold" style:font-weight-complex="bold"/>
    </style:style>
    <style:style style:name="T3" style:family="text">
      <style:text-properties fo:font-weight="bold" officeooo:rsid="00189274" style:font-weight-asian="bold" style:font-weight-complex="bold"/>
    </style:style>
    <style:style style:name="T4" style:family="text">
      <style:text-properties fo:font-weight="bold" officeooo:rsid="007ba56b" style:font-weight-asian="bold" style:font-weight-complex="bold"/>
    </style:style>
    <style:style style:name="T5" style:family="text">
      <style:text-properties style:font-name="Liberation Sans" fo:font-size="16.1000003814697pt" fo:font-weight="bold" style:font-name-asian="Microsoft YaHei" style:font-size-asian="16.1000003814697pt" style:font-weight-asian="bold" style:font-name-complex="Arial" style:font-size-complex="16.1000003814697pt" style:font-weight-complex="bold"/>
    </style:style>
    <style:style style:name="T6" style:family="text">
      <style:text-properties style:font-name="Liberation Sans" fo:font-size="16.1000003814697pt" fo:font-weight="bold" officeooo:rsid="0074ce20" style:font-name-asian="Microsoft YaHei" style:font-size-asian="16.1000003814697pt" style:font-weight-asian="bold" style:font-name-complex="Arial" style:font-size-complex="16.1000003814697pt" style:font-weight-complex="bold"/>
    </style:style>
    <style:style style:name="T7" style:family="text">
      <style:text-properties style:font-name="Liberation Sans" fo:font-size="16.1000003814697pt" fo:font-weight="bold" officeooo:rsid="00753731" style:font-name-asian="Microsoft YaHei" style:font-size-asian="16.1000003814697pt" style:font-weight-asian="bold" style:font-name-complex="Arial" style:font-size-complex="16.1000003814697pt" style:font-weight-complex="bold"/>
    </style:style>
    <style:style style:name="T8" style:family="text">
      <style:text-properties style:font-name="Liberation Sans" style:text-underline-style="none"/>
    </style:style>
    <style:style style:name="T9" style:family="text">
      <style:text-properties style:font-name="Liberation Sans" style:text-underline-style="none" fo:font-weight="normal" style:font-weight-asian="normal" style:font-weight-complex="normal"/>
    </style:style>
    <style:style style:name="T10" style:family="text">
      <style:text-properties style:font-name="Liberation Sans" style:text-underline-style="none" fo:font-weight="normal" officeooo:rsid="007650bb" style:font-weight-asian="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78d4d7"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78d4d7" style:font-weight-asian="normal" style:font-weight-complex="normal"/>
    </style:style>
    <style:style style:name="T16" style:family="text">
      <style:text-properties style:font-name="Menlo" style:text-underline-style="none"/>
    </style:style>
    <style:style style:name="T17" style:family="text">
      <style:text-properties officeooo:rsid="0079bbbc"/>
    </style:style>
    <style:style style:name="T18" style:family="text">
      <style:text-properties officeooo:rsid="007ba524"/>
    </style:style>
    <style:style style:name="T19" style:family="text">
      <style:text-properties officeooo:rsid="007ba56b"/>
    </style:style>
    <style:style style:name="T20" style:family="text">
      <style:text-properties officeooo:rsid="007bb161"/>
    </style:style>
    <style:style style:name="T21" style:family="text">
      <style:text-properties style:font-name="Menlo"/>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gradient" draw:fill-color="#ffffff" draw:fill-gradient-name="Pastel_20_Bouquet" fo:min-height="0.66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gradient" draw:fill-color="#ffffff" draw:fill-gradient-name="Pastel_20_Bouquet" fo:min-height="2.965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gradient" draw:fill-color="#ffffff" draw:fill-gradient-name="Pastel_20_Bouquet" fo:min-height="1.977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gradient" draw:fill-color="#ffffff" draw:fill-gradient-name="Pastel_20_Bouquet" fo:min-height="0.61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none" svg:stroke-color="#000000" draw:fill="gradient" draw:fill-color="#ffffff" draw:fill-gradient-name="Pastel_20_Bouquet" fo:min-height="4.755cm" style:run-through="foreground" style:wrap="run-through" style:number-wrapped-paragraphs="no-limit" style:vertical-pos="from-top" style:vertical-rel="paragraph" style:horizontal-pos="center"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ATM Simulator</text:p>
      <text:p text:style-name="P4"/>
      <text:p text:style-name="P4"/>
      <text:h text:style-name="P13" text:outline-level="2"><text:span text:style-name="T3">Problem Statement</text:span><text:span text:style-name="T2">:</text:span> </text:h>
      <text:p text:style-name="P15">To develop a Java application that simulates an ATM (Automated teller Machine).</text:p>
      <text:h text:style-name="P14" text:outline-level="2"/>
      <text:p text:style-name="P11"><text:span text:style-name="T6">E</text:span><text:span text:style-name="T5">xplanation:</text:span></text:p>
      <text:p text:style-name="P16">This project's main goal is to create a system that can imitate ATM transactions. The system will allow the user to withdraw cash, transfer money to another account, view a mini statement, and get balance information.</text:p>
      <text:list xml:id="list3573749503" text:style-name="L4">
        <text:list-item>
          <text:p text:style-name="P17">At first, the user will be displayed with the screen to enter their ATM card number <text:span text:style-name="T18">and pin.</text:span></text:p>
        </text:list-item>
        <text:list-item>
          <text:p text:style-name="P18">If the details entered are valid, the user will be displayed with the dashboard, else the user will be prompted with an error message. And again will be asked to enter the ATM card number and pin.</text:p>
        </text:list-item>
        <text:list-item>
          <text:p text:style-name="P18">In the dashboard, user will get an option to select either he/she wanna withdraw money, Get the account balance, Transfer money to some other account, get the debit history, and exit from the dashboard.</text:p>
        </text:list-item>
        <text:list-item>
          <text:p text:style-name="P18">If the user selects <text:span text:style-name="T2">Withdraw, </text:span>he/she will be asked to enter the amount. After entering the amount, if the user wanna proceed, will press the <text:span text:style-name="T2">Proceed</text:span> button.</text:p>
        </text:list-item>
        <text:list-item>
          <text:p text:style-name="P18">After a successful transaction, the user will then be <text:span text:style-name="T19">prompted with a </text:span><text:span text:style-name="T4">Transaction Successful</text:span><text:span text:style-name="T19"> message.</text:span></text:p>
        </text:list-item>
        <text:list-item>
          <text:p text:style-name="P19">If the user selects to get the <text:span text:style-name="T2">Balance amount,</text:span> he/she will be prompted with a message stating the balance amount.</text:p>
        </text:list-item>
        <text:list-item>
          <text:p text:style-name="P19">If the user selects <text:span text:style-name="T2">Transfer,</text:span> he/she will be displayed with a screen to enter the <text:span text:style-name="T2">Receiver’s Username and the amount</text:span> to be transferred. After a successful transaction the user will be notified about the successful transaction.</text:p>
        </text:list-item>
        <text:list-item>
          <text:p text:style-name="P19">If the user selects <text:span text:style-name="T2">Debit History, </text:span>The system will <text:span text:style-name="T20">display the last 5 transactions.</text:span></text:p>
        </text:list-item>
      </text:list>
      <text:p text:style-name="P20"/>
      <text:h text:style-name="Heading_20_2" text:outline-level="2"><text:soft-page-break/><text:span text:style-name="T7">Features of Java Used</text:span>:</text:h>
      <text:list xml:id="list3383431235" text:style-name="L1">
        <text:list-item>
          <text:p text:style-name="P21">Swing:<text:span text:style-name="T13"> </text:span></text:p>
          <text:p text:style-name="P24"><text:span text:style-name="T13">(Used to design the GUI components)</text:span></text:p>
          <text:p text:style-name="P35"><text:span text:style-name="T11">We used</text:span> NetBeans <text:span text:style-name="T11">to create the GUI for our project</text:span></text:p>
          <text:p text:style-name="P35">NetBeans is an IDE<text:span text:style-name="T11"> for developing applications using different languages. Java programming language is one of those many languages which NetBeans supports.</text:span></text:p>
          <text:p text:style-name="P35"><text:span text:style-name="T11">NetBeans is the </text:span>best IDE for building desktop applications using swing<text:span text:style-name="T11"> since it provides a </text:span>user-friendly interface<text:span text:style-name="T11"> for designing and coding the UI. It has </text:span>inbuilt libraries for swing which auto-populate code<text:span text:style-name="T11">.</text:span></text:p>
          <text:p text:style-name="P22"><text:span text:style-name="T15">T</text:span><text:span text:style-name="T14">he in-built libraries in NetBeans provide a palette section in the IDE when creating a swing application. This makes it easier to </text:span><text:span text:style-name="T13">drag and drop</text:span><text:span text:style-name="T14"> and components when designing an application.</text:span></text:p>
          <text:p text:style-name="P21"><text:span text:style-name="T13">Java Swing is based on an abstract windowing toolkit API that is purely written in Java. Java Swing offers lightweight and platform-agnostic components, making it ideal for designing and creating desktop-based applications (systems). </text:span></text:p>
          <text:p text:style-name="P25">Common Swing components for desktop application (GUI)</text:p>
          <text:p text:style-name="P23"><text:span text:style-name="T13">Java Swing components are contained in the </text:span><text:span text:style-name="T16">javax.swing </text:span><text:span text:style-name="T13">package. Java Swing Components are vital aspects for designing, developing, and implementing an application. The Swing Graphical User Interface widget toolkit for the Java programming language is made up of these components.</text:span></text:p>
          <text:p text:style-name="P28"/>
          <text:p text:style-name="P28">These include:</text:p>
          <text:list>
            <text:list-item>
              <text:p text:style-name="P28">JFrame</text:p>
            </text:list-item>
            <text:list-item>
              <text:p text:style-name="P28">JLabel</text:p>
            </text:list-item>
            <text:list-item>
              <text:p text:style-name="P28">JTextField</text:p>
            </text:list-item>
            <text:list-item>
              <text:p text:style-name="P28">JButton</text:p>
              <text:p text:style-name="P28">Other include: JPanel, JComboBox, JRadioButton, JCheckBox, JTable, JList, JFileChose, JTextArea, ImageIcon.</text:p>
              <text:p text:style-name="P28">The features we used in our app are as follows:</text:p>
            </text:list-item>
          </text:list>
        </text:list-item>
      </text:list>
      <text:p text:style-name="P29"/>
      <text:list xml:id="list231506180900244" text:continue-numbering="true" text:style-name="L1">
        <text:list-item>
          <text:list>
            <text:list-item>
              <text:list>
                <text:list-item>
                  <text:p text:style-name="P26">JFrame</text:p>
                  <text:p text:style-name="P40"><text:span text:style-name="T8">In the Java Swing Component hierarchy, </text:span><text:span text:style-name="T13">JFrame</text:span><text:span text:style-name="T8"> is the very first component.</text:span></text:p>
                  <text:list>
                    <text:list-item>
                      <text:p text:style-name="P28"><text:soft-page-break/>By constructing a Frame class object. That is, association-based creation.</text:p>
                      <text:p text:style-name="P28">Example: </text:p>
                    </text:list-item>
                  </text:list>
                </text:list-item>
              </text:list>
            </text:list-item>
          </text:list>
        </text:list-item>
      </text:list>
      <text:p text:style-name="P29"><draw:frame text:anchor-type="paragraph" draw:z-index="0" draw:name="Shape2" draw:style-name="gr5" draw:text-style-name="P43" svg:width="17.608cm" svg:height="4.756cm" svg:x="-0.303cm" svg:y="0.293cm"><draw:text-box><text:p><text:span text:style-name="T21">import javax.swing.JFrame;</text:span></text:p><text:p><text:span text:style-name="T21">public class Main {</text:span></text:p><text:p><text:span text:style-name="T21"><text:tab/></text:span><text:span text:style-name="T21">public static void main(String[] args) {</text:span></text:p><text:p><text:span text:style-name="T21"><text:s text:c="12"/></text:span><text:span text:style-name="T21">JFrame sectionFrame = new JFrame();</text:span></text:p><text:p><text:span text:style-name="T21"><text:s text:c="12"/></text:span><text:span text:style-name="T21">sectionFrame.setSize(600, 600); // 600 width &amp; 600 height</text:span></text:p><text:p><text:span text:style-name="T21"><text:s text:c="12"/></text:span><text:span text:style-name="T21">sectionFrame.setLayout(null); // no layout managers</text:span></text:p><text:p><text:span text:style-name="T21"><text:s text:c="12"/></text:span><text:span text:style-name="T21">sectionFrame.setVisible(true); // frame visible</text:span></text:p><text:p><text:span text:style-name="T21"><text:tab/></text:span><text:span text:style-name="T21">}</text:span></text:p><text:p><text:span text:style-name="T21">}</text:span></text:p></draw:text-box></draw:frame></text:p>
      <text:p text:style-name="P29"/>
      <text:p text:style-name="P29"/>
      <text:p text:style-name="P29"/>
      <text:p text:style-name="P29"/>
      <text:p text:style-name="P29"/>
      <text:p text:style-name="P29"/>
      <text:list xml:id="list231505576994301" text:continue-numbering="true" text:style-name="L1">
        <text:list-item>
          <text:list>
            <text:list-item>
              <text:list>
                <text:list-item>
                  <text:list>
                    <text:list-item>
                      <text:p text:style-name="P41"><text:span text:style-name="T10">B</text:span><text:span text:style-name="T9">y extending the Frame class. That is, OOP creation through class inheritance.</text:span></text:p>
                      <text:p text:style-name="P30">Example:</text:p>
                    </text:list-item>
                  </text:list>
                </text:list-item>
              </text:list>
            </text:list-item>
          </text:list>
        </text:list-item>
      </text:list>
      <text:p text:style-name="P31"><draw:frame text:anchor-type="paragraph" draw:z-index="1" draw:name="Shape2_0" draw:style-name="gr5" draw:text-style-name="P43" svg:width="17.608cm" svg:height="4.756cm" svg:x="-0.303cm" svg:y="0.293cm"><draw:text-box><text:p><text:span text:style-name="T21">import javax.swing.JFrame;</text:span></text:p><text:p><text:span text:style-name="T21">public class sectionHomeWindow extends JFrame {</text:span></text:p><text:p><text:span text:style-name="T21"><text:s text:c="4"/></text:span><text:span text:style-name="T21">/**</text:span></text:p><text:p><text:span text:style-name="T21"><text:s text:c="5"/></text:span><text:span text:style-name="T21">* Creates new form sectionHomeWindow</text:span></text:p><text:p><text:span text:style-name="T21"><text:s text:c="5"/></text:span><text:span text:style-name="T21">*/</text:span></text:p><text:p><text:span text:style-name="T21"><text:s text:c="4"/></text:span><text:span text:style-name="T21">public sectionHomeWindow() {</text:span></text:p><text:p><text:span text:style-name="T21"/></text:p><text:p><text:span text:style-name="T21"><text:s text:c="4"/></text:span><text:span text:style-name="T21">}</text:span></text:p><text:p><text:span text:style-name="T21">}</text:span></text:p></draw:text-box></draw:frame></text:p>
      <text:p text:style-name="P31"/>
      <text:p text:style-name="P31"/>
      <text:p text:style-name="P31"/>
      <text:p text:style-name="P31"/>
      <text:p text:style-name="P31"/>
      <text:p text:style-name="P31"/>
      <text:list xml:id="list231506114883242" text:continue-numbering="true" text:style-name="L1">
        <text:list-item>
          <text:list>
            <text:list-item>
              <text:list>
                <text:list-item>
                  <text:p text:style-name="P27">JLabel</text:p>
                  <text:p text:style-name="P42"><text:span text:style-name="T16">JLabel</text:span><text:span text:style-name="T8"> is a Swing Container User Interface component that displays readable text or an image. The text presented in the </text:span><text:span text:style-name="T16">JLabel</text:span><text:span text:style-name="T8"> cannot be edited by the application user.<text:line-break/>The text can, however, be changed by the application itself via action events. Both plain and HTML text can be shown using the JLabel component.</text:span></text:p>
                  <text:p text:style-name="P30">Example:</text:p>
                  <text:p text:style-name="P30"><draw:frame text:anchor-type="paragraph" draw:z-index="2" draw:name="Shape3" draw:style-name="gr4" draw:text-style-name="P43" svg:width="14.024cm" svg:height="0.62cm" svg:x="2.584cm" svg:y="0.224cm"><draw:text-box><text:p><text:span text:style-name="T21">JLabel labelName = new Jlabel(“Name”);</text:span></text:p></draw:text-box></draw:frame></text:p>
                </text:list-item>
              </text:list>
            </text:list-item>
          </text:list>
        </text:list-item>
      </text:list>
      <text:p text:style-name="P29"/>
      <text:p text:style-name="P29"/>
      <text:p text:style-name="P29"/>
      <text:list xml:id="list231505630585173" text:continue-numbering="true" text:style-name="L1">
        <text:list-item>
          <text:list>
            <text:list-item>
              <text:list>
                <text:list-item>
                  <text:p text:style-name="P27"><text:soft-page-break/>JTextField</text:p>
                  <text:p text:style-name="P30">JTextField is a swing component that lets users enter a single line of text. JTextField is a child of the javax.swing Library's JTextComponent class.</text:p>
                  <text:p text:style-name="P30">The enable property must be set to true for JTextField to be available and editable. JTextField can be initialised by giving an integer type parameter to the JTextField function.<text:line-break/>The number of characters a user can type in the text field is not limited by the integer argument given in the function. It does, however, provide the text field box's width, i.e. the number of columns to be assigned to it.</text:p>
                  <text:p text:style-name="P30">Example:</text:p>
                </text:list-item>
              </text:list>
            </text:list-item>
          </text:list>
        </text:list-item>
      </text:list>
      <text:p text:style-name="P8"><draw:frame text:anchor-type="paragraph" draw:z-index="3" draw:name="Shape3_0" draw:style-name="gr4" draw:text-style-name="P43" svg:width="14.024cm" svg:height="0.62cm" svg:x="2.584cm" svg:y="-0.161cm"><draw:text-box><text:p><text:span text:style-name="T21">JTextField sectionTextField = new JTextField(20);</text:span></text:p></draw:text-box></draw:frame></text:p>
      <text:list xml:id="list231505451124238" text:continue-numbering="true" text:style-name="L1">
        <text:list-item>
          <text:list>
            <text:list-item>
              <text:list>
                <text:list-item>
                  <text:p text:style-name="P32">JButton</text:p>
                  <text:p text:style-name="P36">JButton is one of the swing components which gives swing the property of platform independence. This component creates a click effect on the application’s user interface. It is implemented in an application by calling any of its class constructors.</text:p>
                  <text:p text:style-name="P36">By clicking or double-clicking on it, data from databases is retrieved and displayed on the UI, or user data is collected on the UI and stored/saved in a database.<text:line-break/>In most applications, JButton has text or a picture that tells the user what the button does.</text:p>
                </text:list-item>
              </text:list>
            </text:list-item>
          </text:list>
        </text:list-item>
      </text:list>
      <text:p text:style-name="P8"><draw:frame text:anchor-type="paragraph" draw:z-index="4" draw:name="Shape3_1" draw:style-name="gr4" draw:text-style-name="P43" svg:width="14.024cm" svg:height="0.62cm" svg:x="2.584cm" svg:y="-0.161cm"><draw:text-box><text:p><text:span text:style-name="T21">JButton submitButton = new JButton("Submit");</text:span></text:p></draw:text-box></draw:frame></text:p>
      <text:p text:style-name="P8"><text:span text:style-name="T11"/></text:p>
      <text:list xml:id="list905710556" text:style-name="L2">
        <text:list-header>
          <text:p text:style-name="P38"/>
        </text:list-header>
      </text:list>
      <text:p text:style-name="P5"/>
      <text:p text:style-name="P5"/>
      <text:p text:style-name="P33">2. Java Database Connectivity(JDBC)</text:p>
      <text:p text:style-name="P5">JDBC is an acronym for Java Database Connectivity. <text:s/>JDBC is a standard API specification developed in order to move data from frontend to backend. This API consists of classes and interfaces written in Java. It basically acts as an interface (not the one we use in Java) or channel between your Java program and databases i.e it establishes a link between the two so that a programmer could send data from Java code and store it in the database for future use.</text:p>
      <text:p text:style-name="P8"/>
      <text:p text:style-name="P8"><text:soft-page-break/>* <text:span text:style-name="T17">Steps for Connectivity between Java Program and a Database:</text:span></text:p>
      <text:list xml:id="list1193577003" text:style-name="L3">
        <text:list-item>
          <text:p text:style-name="P39">Import the database</text:p>
        </text:list-item>
        <text:list-item>
          <text:p text:style-name="P39">Load the drivers using the forName() method</text:p>
        </text:list-item>
        <text:list-item>
          <text:p text:style-name="P39">Register the drivers using the DriverManager</text:p>
        </text:list-item>
        <text:list-item>
          <text:p text:style-name="P39">Establish a connection using the Connection class object</text:p>
        </text:list-item>
        <text:list-item>
          <text:p text:style-name="P39">Create a statement</text:p>
        </text:list-item>
        <text:list-item>
          <text:p text:style-name="P39">Execute the query</text:p>
        </text:list-item>
        <text:list-item>
          <text:p text:style-name="P39">Close the connections</text:p>
        </text:list-item>
      </text:list>
      <text:p text:style-name="P6"/>
      <text:p text:style-name="P6">Illustration</text:p>
      <text:p text:style-name="P6">The above given <text:span text:style-name="T2">Steps from 1 to 4</text:span> can be executed in 2-lines of Java code given below.</text:p>
      <text:p text:style-name="P6"><draw:frame text:anchor-type="paragraph" draw:z-index="5" draw:name="Shape1" draw:style-name="gr3" draw:text-style-name="P43" svg:width="18.329cm" svg:height="1.978cm" svg:x="-0.665cm" svg:y="0.161cm"><draw:text-box><text:p><text:span text:style-name="T21">Class.forName(“com.mysql.jdbc.Driver”); // load the drivers</text:span></text:p><text:p><text:span text:style-name="T21">Connection con = DriverManager.getConnection("jdbc:mysql://localhost/atm", "root", "Kishan@1072"”);</text:span></text:p></draw:text-box></draw:frame></text:p>
      <text:p text:style-name="P6"/>
      <text:p text:style-name="P6"/>
      <text:p text:style-name="P9">Creating a Statement</text:p>
      <text:p text:style-name="P7">Once a connection is established you can interact with the database. The JDBCStatement, CallableStatement, and PreparedStatement interfaces define the methods that enable you to send SQL commands and receive data from your database. <text:line-break/>Use of JDBC Statement is as follows: </text:p>
      <text:p text:style-name="P7"><draw:frame text:anchor-type="paragraph" draw:z-index="6" draw:name="Shape1_0" draw:style-name="gr1" draw:text-style-name="P43" svg:width="18.329cm" svg:height="0.668cm" svg:x="-0.665cm" svg:y="0.161cm"><draw:text-box><text:p><text:span text:style-name="T21">Statement st = con.createStatement();</text:span></text:p></draw:text-box></draw:frame></text:p>
      <text:p text:style-name="P6"/>
      <text:p text:style-name="P7">Here, con is reference to Connection interface used in previous step.</text:p>
      <text:p text:style-name="P9"/>
      <text:p text:style-name="P9"/>
      <text:p text:style-name="P9">Execute the Query</text:p>
      <text:p text:style-name="P7"><draw:frame text:anchor-type="paragraph" draw:z-index="7" draw:name="Shape1_1" draw:style-name="gr2" draw:text-style-name="P43" svg:width="18.329cm" svg:height="2.966cm" svg:x="-0.665cm" svg:y="0.161cm"><draw:text-box><text:p><text:span text:style-name="T21">int m = st.executeUpdate(sql);</text:span></text:p><text:p><text:span text:style-name="T21">if (m==1)</text:span></text:p><text:p><text:span text:style-name="T21"><text:s text:c="4"/></text:span><text:span text:style-name="T21">System.out.println("inserted successfully : "+sql);</text:span></text:p><text:p><text:span text:style-name="T21">else</text:span></text:p><text:p><text:span text:style-name="T21"><text:s text:c="4"/></text:span><text:span text:style-name="T21">System.out.println("insertion failed");</text:span></text:p><text:p><text:span text:style-name="T21"/></text:p></draw:text-box></draw:frame></text:p>
      <text:p text:style-name="P7"/>
      <text:p text:style-name="P7"/>
      <text:p text:style-name="P7"/>
      <text:p text:style-name="P7">Here, sql is SQL query of the type String.</text:p>
      <text:p text:style-name="P7"><text:soft-page-break/></text:p>
      <text:p text:style-name="P9">Closing the connections</text:p>
      <text:p text:style-name="P6">The close() method of the Connection interface is used to close the connection. It is as shown below as follows:</text:p>
      <text:p text:style-name="P6"><draw:frame text:anchor-type="paragraph" draw:z-index="8" draw:name="Shape1_2" draw:style-name="gr1" draw:text-style-name="P43" svg:width="18.329cm" svg:height="0.668cm" svg:x="-0.665cm" svg:y="0.161cm"><draw:text-box><text:p><text:span text:style-name="T21">con.close();</text:span></text:p></draw:text-box></draw:frame></text:p>
      <text:p text:style-name="P6"/>
      <text:p text:style-name="P6"/>
      <text:p text:style-name="P6"/>
      <text:p text:style-name="P6"/>
      <text:p text:style-name="P6"/>
      <text:p text:style-name="P6"/>
      <text:p text:style-name="P5"/>
      <text:p text:style-name="P5"/>
      <text:p text:style-name="P10"/>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Menlo" svg:font-family="Menlo" style:font-family-generic="modern" style:font-pitch="fixed"/>
    <style:font-face style:name="NSimSun1" svg:font-family="NSimSun" style:font-family-generic="modern" style:font-pitch="fixed"/>
    <style:font-face style:name="Liberation Serif1" svg:font-family="'Liberation Serif'" style:font-family-generic="modern" style:font-pitch="variable"/>
    <style:font-face style:name="Menlo1" svg:font-family="Menlo"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Pastel_20_Bouquet" draw:display-name="Pastel Bouquet" draw:style="linear" draw:start-color="#dde8cb" draw:end-color="#ffd7d7"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style:text-properties style:font-name="Liberation Sans" officeooo:rsid="0074ce20" officeooo:paragraph-rsid="0074ce20"/>
    </style:style>
    <style:style style:name="MP2" style:family="paragraph" style:parent-style-name="Header">
      <style:paragraph-properties fo:text-align="end" style:justify-single-word="false"/>
      <style:text-properties style:font-name="Liberation Sans" officeooo:rsid="00142089" officeooo:paragraph-rsid="00142089"/>
    </style:style>
    <style:style style:name="MP3" style:family="paragraph" style:parent-style-name="Footer">
      <style:paragraph-properties fo:text-align="center" style:justify-single-word="false"/>
      <style:text-properties officeooo:rsid="001c8ad4" officeooo:paragraph-rsid="001c8ad4"/>
    </style:style>
    <style:style style:name="MT1" style:family="text">
      <style:text-properties officeooo:rsid="007bb161"/>
    </style:style>
    <style:style style:name="MT2" style:family="text">
      <style:text-properties officeooo:rsid="0074ce2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Batch: C22 | Roll Nos.: 2003094, 2003095, 2003104</text:p>
        <text:p text:style-name="MP2">Date: <text:span text:style-name="MT1">10</text:span><text:span text:style-name="MT2">-12-2021</text:span></text:p>
      </style:header>
      <style:footer>
        <text:p text:style-name="MP3"/>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9-19T17:41:29.748000000</meta:creation-date>
    <dc:date>2021-12-09T23:15:04.334000000</dc:date>
    <meta:editing-duration>PT23H9M40S</meta:editing-duration>
    <meta:editing-cycles>24</meta:editing-cycles>
    <meta:generator>LibreOffice/7.1.5.2$Windows_X86_64 LibreOffice_project/85f04e9f809797b8199d13c421bd8a2b025d52b5</meta:generator>
    <meta:document-statistic meta:table-count="0" meta:image-count="0" meta:object-count="0" meta:page-count="6" meta:paragraph-count="67" meta:word-count="1015" meta:character-count="6131" meta:non-whitespace-character-count="5202"/>
  </office:meta>
</office:document-meta>
</file>